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A00000005A0376C0C3C74B739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.352cm" svg:height="0.267cm" draw:transform="rotate (-1.42767932813136) translate (2.681cm 3.377cm)" svg:viewBox="0 0 2353 268" svg:d="M0 0c512 11 1013 124 1520 184l553 79 280 5">
          <text:p/>
        </draw:path>
        <draw:path draw:style-name="gr1" draw:text-style-name="P1" draw:layer="layout" svg:width="1.739cm" svg:height="0.09cm" svg:x="3.099cm" svg:y="4.722cm" svg:viewBox="0 0 1740 91" svg:d="M0 82c445 49 876-130 1323-70h383 34">
          <text:p/>
        </draw:path>
        <draw:path draw:style-name="gr1" draw:text-style-name="P1" draw:layer="layout" svg:width="2.645cm" svg:height="0.347cm" draw:transform="rotate (-1.5707963267949) translate (5.292cm 3.551cm)" svg:viewBox="0 0 2646 348" svg:d="M0 348c515 3 969-278 1497-244 383 25 786 84 1149-104">
          <text:p/>
        </draw:path>
        <draw:path draw:style-name="gr1" draw:text-style-name="P1" draw:layer="layout" svg:width="3.271cm" svg:height="0.277cm" draw:transform="rotate (-1.5707963267949) translate (6.893cm 3.551cm)" svg:viewBox="0 0 3272 278" svg:d="M0 278c665-161 1360-67 2019-278h522 488 243">
          <text:p/>
        </draw:path>
        <draw:frame draw:style-name="gr2" draw:text-style-name="P2" draw:layer="layout" svg:width="18.999cm" svg:height="10.686cm" svg:x="1.001cm" svg:y="11.16cm">
          <draw:image xlink:href="Pictures/1000000000000A00000005A0376C0C3C74B739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4:12:43.961017433</meta:creation-date>
    <dc:date>2019-05-08T14:14:21.535577766</dc:date>
    <meta:editing-duration>PT1M38S</meta:editing-duration>
    <meta:editing-cycles>1</meta:editing-cycles>
    <meta:document-statistic meta:object-count="5"/>
    <meta:generator>LibreOffice/6.0.7.3$Linux_X86_64 LibreOffice_project/00m0$Build-3</meta:generator>
  </office:meta>
</office:document-meta>
</file>